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ackground-color="#FFE599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/>
      <style:text-properties fo:color="#795548"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00FFFF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8.7854166666667cm" style:use-optimal-column-width="true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28.336875cm" style:use-optimal-column-width="true"/>
    </style:style>
    <style:style style:name="co6" style:family="table-column">
      <style:table-column-properties fo:break-before="auto" style:column-width="5.02708333333333cm" style:use-optimal-column-width="true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5.159375cm"/>
    </style:style>
    <style:style style:name="co10" style:family="table-column">
      <style:table-column-properties fo:break-before="auto" style:column-width="14.2610416666667cm"/>
    </style:style>
    <style:style style:name="co11" style:family="table-column">
      <style:table-column-properties fo:break-before="auto" style:column-width="5.3975cm"/>
    </style:style>
    <style:style style:name="co12" style:family="table-column">
      <style:table-column-properties fo:break-before="auto" style:column-width="6.905625cm"/>
    </style:style>
    <style:style style:name="co13" style:family="table-column">
      <style:table-column-properties fo:break-before="auto" style:column-width="4.78895833333333cm"/>
    </style:style>
    <style:style style:name="co14" style:family="table-column">
      <style:table-column-properties fo:break-before="auto" style:column-width="4.57729166666667cm"/>
    </style:style>
    <style:style style:name="co15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eadquar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RUD TABLE tbheadquarter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Catalogo Nuevo Recin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insert</text:p>
          </table:table-cell>
          <table:table-cell office:value-type="string" office:string-value="headquarterid , headquartercode , headquartername , headquarterlocation , headquarteruniversityid ,  ,  ,  , " table:formula="of:=CONCATENATE([table.A3]; ;&quot; , &quot;;[table.A4]; ;&quot; , &quot;;[table.A5]; ;&quot; , &quot;;[table.A6]; ;&quot; , &quot;;[table.A7]; ;&quot; , &quot;;[table.A8]; ;&quot; , &quot;;[table.A9]; ;&quot; , &quot;;[table.A10]; ;&quot; , &quot;;[table.A11])" table:style-name="ce1">
            <text:p>headquarterid , headquartercode , headquartername , headquarterlocation , headquarteruniversityid , <text:s/>, <text:s/>, <text:s/>,<text:s/></text:p>
          </table:table-cell>
          <table:table-cell table:style-name="ce1"/>
          <table:table-cell office:value-type="string" table:style-name="ce6">
            <text:p>headquarterid no repetido, headquarterid not null, headquartercode not null, headquartername not null, headquarterlocation not null , headquarteruniversityid not null</text:p>
          </table:table-cell>
          <table:table-cell table:number-columns-repeated="16379" table:style-name="ce1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3">
            <text:p>Catalogo Actualiza Recin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update</text:p>
          </table:table-cell>
          <table:table-cell office:value-type="string" office:string-value="headquartercode , headquartername , headquarterlocation , headquarteruniversityid ,  ,  ,  , " table:formula="of:=CONCATENATE([table.A4]; ;&quot; , &quot;;[table.A5]; ;&quot; , &quot;;[table.A6]; ;&quot; , &quot;;[table.A7]; ;&quot; , &quot;;[table.A8]; ;&quot; , &quot;;[table.A9]; ;&quot; , &quot;;[table.A10]; ;&quot; , &quot;;[table.A11])" table:style-name="ce1">
            <text:p>headquartercode , headquartername , headquarterlocation , headquarteruniversityid , <text:s/>, <text:s/>, <text:s/>,<text:s/></text:p>
          </table:table-cell>
          <table:table-cell table:style-name="ce1"/>
          <table:table-cell office:value-type="string" table:style-name="ce6">
            <text:p>headquarterid no repetido, headquarterid not null, headquartercode not null, headquartername not null, headquarterlocation not null , headquarteruniversityid not null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Catalogo Elimina Recin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1">
            <text:p>tbheadquarter</text:p>
          </table:table-cell>
          <table:table-cell office:value-type="string" table:style-name="ce6">
            <text:p>update</text:p>
          </table:table-cell>
          <table:table-cell office:value-type="float" office:value="0" table:formula="of:=[table.A11]" table:style-name="ce7">
            <text:p>0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6378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university" table:style-name="ta2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Univers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6">
            <text:p>tbuniversity</text:p>
          </table:table-cell>
          <table:table-cell office:value-type="string" table:style-name="ce6">
            <text:p>insert</text:p>
          </table:table-cell>
          <table:table-cell office:value-type="string" office:string-value="universityid , universitycode , universityname , universitytype , state" table:formula="of:=CONCATENATE([table.C3];;&quot; , &quot;;[table.C4];;&quot; , &quot;;[table.C5];;&quot; , &quot;;[table.C6];;&quot; , &quot;;[table.C7];;&quot;&quot;)" table:style-name="ce1">
            <text:p>universityid , universitycode , universityname , universitytype , state</text:p>
          </table:table-cell>
          <table:table-cell table:style-name="ce1"/>
          <table:table-cell office:value-type="string" table:style-name="ce6">
            <text:p>universityid no repetido, universityid not null, universitycode not null, universityname not null, universitytype not null , state not null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table:style-name="ce6"/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Univer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6">
            <text:p>tbuniversity</text:p>
          </table:table-cell>
          <table:table-cell office:value-type="string" table:style-name="ce6">
            <text:p>update</text:p>
          </table:table-cell>
          <table:table-cell office:value-type="string" office:string-value="universityid , universitycode , universityname , universitytype , state" table:formula="of:=[.C6]" table:style-name="ce1">
            <text:p>universityid , universitycode , universityname , universitytype , state</text:p>
          </table:table-cell>
          <table:table-cell table:style-name="ce1"/>
          <table:table-cell office:value-type="string" table:style-name="ce6">
            <text:p>universitycode not null, universityname not null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Univers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1">
            <text:p>tbuniversity</text:p>
          </table:table-cell>
          <table:table-cell office:value-type="string" table:style-name="ce6">
            <text:p>update</text:p>
          </table:table-cell>
          <table:table-cell office:value-type="float" office:value="0" table:formula="of:=[table.A10]" table:style-name="ce7">
            <text:p>0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6378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career" table:style-name="ta2">
        <table:table-column table:style-name="co8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2">
            <text:p>CRUD TABLE tbcareer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insert</text:p>
          </table:table-cell>
          <table:table-cell office:value-type="string" office:string-value="careerid , careercode , careername " table:formula="of:=CONCATENATE([table.E3];;&quot; , &quot;;[table.E4];;&quot; , &quot;;[table.E5];;&quot; &quot;)" table:style-name="ce1">
            <text:p>careerid , careercode , careername<text:s/></text:p>
          </table:table-cell>
          <table:table-cell table:style-name="ce1"/>
          <table:table-cell office:value-type="string" table:style-name="ce6">
            <text:p>careerid no repetido y no nulo, careercode no repetido y no nulo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update</text:p>
          </table:table-cell>
          <table:table-cell office:value-type="string" office:string-value="careername" table:formula="of:=+[table.E5]" table:style-name="ce1">
            <text:p>careername</text:p>
          </table:table-cell>
          <table:table-cell table:style-name="ce1"/>
          <table:table-cell office:value-type="string" table:style-name="ce6">
            <text:p>careerid no repetido y no nulo, careercode no repetido y no nulo</text:p>
          </table:table-cell>
          <table:table-cell table:number-columns-repeated="16379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1">
            <text:p>tbcareer</text:p>
          </table:table-cell>
          <table:table-cell office:value-type="string" table:style-name="ce6">
            <text:p>delete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table" table:style-name="ta1"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7" table:number-columns-repeated="1019" table:default-cell-style-name="ce1"/>
        <table:table-column table:style-name="co8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bheadquarter</text:p>
          </table:table-cell>
          <table:table-cell table:style-name="ce1"/>
          <table:table-cell office:value-type="string" table:style-name="ce8">
            <text:p>tbuniversity</text:p>
          </table:table-cell>
          <table:table-cell table:style-name="ce1"/>
          <table:table-cell office:value-type="string" table:style-name="ce8">
            <text:p>tbcareer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eadquarterid</text:p>
          </table:table-cell>
          <table:table-cell table:style-name="ce1"/>
          <table:table-cell office:value-type="string" table:style-name="ce9">
            <text:p>universityid</text:p>
          </table:table-cell>
          <table:table-cell table:style-name="ce1"/>
          <table:table-cell office:value-type="string" table:style-name="ce9">
            <text:p>careerid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eadquartercode</text:p>
          </table:table-cell>
          <table:table-cell table:style-name="ce1"/>
          <table:table-cell office:value-type="string" table:style-name="ce9">
            <text:p>universitycode</text:p>
          </table:table-cell>
          <table:table-cell table:style-name="ce1"/>
          <table:table-cell office:value-type="string" table:style-name="ce10">
            <text:p>careercode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eadquartername</text:p>
          </table:table-cell>
          <table:table-cell table:style-name="ce1"/>
          <table:table-cell office:value-type="string" table:style-name="ce9">
            <text:p>universityname</text:p>
          </table:table-cell>
          <table:table-cell table:style-name="ce1"/>
          <table:table-cell office:value-type="string" table:style-name="ce9">
            <text:p>careername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headquarterlocation</text:p>
          </table:table-cell>
          <table:table-cell table:style-name="ce1"/>
          <table:table-cell office:value-type="string" table:style-name="ce9">
            <text:p>universitytype</text:p>
          </table:table-cell>
          <table:table-cell table:style-name="ce1"/>
          <table:table-cell table:style-name="ce6"/>
          <table:table-cell table:number-columns-repeated="16379"/>
        </table:table-row>
        <table:table-row table:style-name="ro1">
          <table:table-cell office:value-type="string" table:style-name="ce9">
            <text:p>headquarteruniversityid</text:p>
          </table:table-cell>
          <table:table-cell table:style-name="ce1"/>
          <table:table-cell office:value-type="string" table:style-name="ce9">
            <text:p>state</text:p>
          </table:table-cell>
          <table:table-cell table:style-name="ce1"/>
          <table:table-cell table:style-name="ce6"/>
          <table:table-cell table:number-columns-repeated="16379"/>
        </table:table-row>
        <table:table-row table:style-name="ro1">
          <table:table-cell table:style-name="ce6"/>
          <table:table-cell table:style-name="ce1"/>
          <table:table-cell table:style-name="ce11"/>
          <table:table-cell table:style-name="ce1"/>
          <table:table-cell table:style-name="ce6"/>
          <table:table-cell table:number-columns-repeated="16379"/>
        </table:table-row>
        <table:table-row table:number-rows-repeated="2" table:style-name="ro1"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number-columns-repeated="16379"/>
        </table:table-row>
        <table:table-row table:style-name="ro1">
          <table:table-cell table:style-name="ce6"/>
          <table:table-cell table:style-name="ce1"/>
          <table:table-cell table:style-name="ce12"/>
          <table:table-cell table:style-name="ce1"/>
          <table:table-cell table:style-name="ce6"/>
          <table:table-cell table:number-columns-repeated="1637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3"/>
          <table:table-cell table:number-columns-repeated="16379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evin Sandoval</dc:creator>
    <dc:date>2018-01-15T15:31:54Z</dc:date>
    <meta:editing-cycles>1</meta:editing-cycles>
    <meta:editing-duration>PT300S</meta:editing-duration>
  </office:meta>
</office:document-meta>
</file>